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340000002A3AD7E4EC3.eps"/>
  <manifest:file-entry manifest:media-type="" manifest:full-path="Pictures/200000020000042A000002FB2498A3F6.eps"/>
  <manifest:file-entry manifest:media-type="" manifest:full-path="Pictures/2000000200000244000001FD815E66A5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3.424cm" svg:height="3.507cm" svg:x="3.175cm" svg:y="0.837cm" presentation:class="title">
          <draw:text-box>
            <text:p>Insulin Pump Project</text:p>
          </draw:text-box>
        </draw:frame>
        <draw:frame presentation:style-name="pr2" draw:layer="layout" svg:width="23.424cm" svg:height="13.86cm" svg:x="3.175cm" svg:y="4.914cm" presentation:class="subtitle">
          <draw:text-box>
            <text:p>Final Presentation</text:p>
            <text:p>Group One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3.424cm" svg:height="3.507cm" svg:x="3.175cm" svg:y="0.837cm" presentation:class="title">
          <draw:text-box>
            <text:p>Agenda</text:p>
          </draw:text-box>
        </draw:frame>
        <draw:frame presentation:style-name="pr4" draw:layer="layout" svg:width="23.424cm" svg:height="13.86cm" svg:x="3.175cm" svg:y="4.914cm" presentation:class="outline" presentation:user-transformed="true">
          <draw:text-box>
            <text:list text:style-name="L3">
              <text:list-item>
                <text:p>Project Organization</text:p>
              </text:list-item>
              <text:list-item>
                <text:p>Process Model</text:p>
              </text:list-item>
              <text:list-item>
                <text:p>Behavioral Models</text:p>
              </text:list-item>
              <text:list-item>
                <text:p>Body Simulation</text:p>
              </text:list-item>
              <text:list-item>
                <text:p>Insulin Pump</text:p>
              </text:list-item>
              <text:list-item>
                <text:p>Demonstration</text:p>
              </text:list-item>
              <text:list-item>
                <text:p>E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3.424cm" svg:height="3.256cm" svg:x="3.175cm" svg:y="0.962cm" presentation:class="title">
          <draw:text-box>
            <text:p>Project Organization</text:p>
          </draw:text-box>
        </draw:frame>
        <draw:frame presentation:style-name="pr7" draw:layer="layout" svg:width="23.424cm" svg:height="13.609cm" svg:x="3.175cm" svg:y="4.914cm" presentation:class="outline">
          <draw:text-box>
            <text:list text:style-name="L3">
              <text:list-item>
                <text:p>Groups</text:p>
                <text:list>
                  <text:list-item>
                    <text:p>Diabetes</text:p>
                  </text:list-item>
                  <text:list-item>
                    <text:p>Food</text:p>
                  </text:list-item>
                  <text:list-item>
                    <text:p>Insulin</text:p>
                  </text:list-item>
                </text:list>
              </text:list-item>
              <text:list-item>
                <text:p>Wiki</text:p>
              </text:list-item>
              <text:list-item>
                <text:p>Sub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3.424cm" svg:height="3.256cm" svg:x="3.175cm" svg:y="0.962cm" presentation:class="title">
          <draw:text-box>
            <text:p>Process Model</text:p>
          </draw:text-box>
        </draw:frame>
        <draw:frame presentation:style-name="pr7" draw:layer="layout" svg:width="23.424cm" svg:height="13.609cm" svg:x="3.175cm" svg:y="4.914cm" presentation:class="outline">
          <draw:text-box>
            <text:list text:style-name="L3">
              <text:list-item>
                <text:p>Spiral Model</text:p>
                <text:list>
                  <text:list-item>
                    <text:p>Behavioral Models </text:p>
                  </text:list-item>
                  <text:list-item>
                    <text:p>Body Simulation</text:p>
                  </text:list-item>
                  <text:list-item>
                    <text:p>Insulin Pump Sim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3.424cm" svg:height="3.256cm" svg:x="3.175cm" svg:y="0.962cm" presentation:class="title">
          <draw:text-box>
            <text:p>Behavioral Models</text:p>
          </draw:text-box>
        </draw:frame>
        <draw:frame presentation:style-name="pr7" draw:layer="layout" svg:width="23.424cm" svg:height="13.609cm" svg:x="3.175cm" svg:y="4.914cm" presentation:class="outline">
          <draw:text-box>
            <text:list text:style-name="L3">
              <text:list-item>
                <text:p>Diabetes</text:p>
              </text:list-item>
              <text:list-item>
                <text:p>Food</text:p>
              </text:list-item>
              <text:list-item>
                <text:p>Insul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3.424cm" svg:height="3.256cm" svg:x="3.175cm" svg:y="0.962cm" presentation:class="title">
          <draw:text-box>
            <text:p>Body Simulation (BS)</text:p>
          </draw:text-box>
        </draw:frame>
        <draw:frame presentation:style-name="pr7" draw:layer="layout" svg:width="23.424cm" svg:height="13.609cm" svg:x="3.175cm" svg:y="4.914cm" presentation:class="outline">
          <draw:text-box>
            <text:list text:style-name="L3">
              <text:list-item>
                <text:p>Integrates Behavioral Models</text:p>
              </text:list-item>
              <text:list-item>
                <text:p>MVC approach</text:p>
              </text:list-item>
            </text:list>
          </draw:text-box>
        </draw:frame>
        <draw:frame draw:style-name="gr2" draw:text-style-name="P1" draw:layer="layout" svg:width="10.16cm" svg:height="9.464cm" svg:x="1.27cm" svg:y="8.89cm">
          <draw:image xlink:href="Pictures/2000000200000244000001FD815E66A5.eps" xlink:type="simple" xlink:show="embed" xlink:actuate="onLoad">
            <text:p/>
          </draw:image>
        </draw:frame>
        <draw:frame draw:style-name="gr2" draw:text-style-name="P1" draw:layer="layout" svg:width="13.626cm" svg:height="11.621cm" svg:x="13.97cm" svg:y="8.255cm">
          <draw:image xlink:href="Pictures/2000000200000340000002A3AD7E4EC3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3.424cm" svg:height="3.256cm" svg:x="3.175cm" svg:y="0.962cm" presentation:class="title">
          <draw:text-box>
            <text:p>Insulin Pump (IP)</text:p>
          </draw:text-box>
        </draw:frame>
        <draw:frame presentation:style-name="pr7" draw:layer="layout" svg:width="23.424cm" svg:height="13.609cm" svg:x="3.175cm" svg:y="4.914cm" presentation:class="outline">
          <draw:text-box>
            <text:list text:style-name="L3">
              <text:list-item>
                <text:p>Seamless Integration into BS</text:p>
                <text:list>
                  <text:list-item>
                    <text:p>MVC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676cm" svg:height="13.047cm" svg:x="7.994cm" svg:y="6.638cm">
          <draw:image xlink:href="Pictures/200000020000042A000002FB2498A3F6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3.424cm" svg:height="3.256cm" svg:x="3.175cm" svg:y="0.962cm" presentation:class="title">
          <draw:text-box>
            <text:p>Insulin Pump (IP)</text:p>
          </draw:text-box>
        </draw:frame>
        <draw:frame presentation:style-name="pr7" draw:layer="layout" svg:width="23.424cm" svg:height="13.609cm" svg:x="3.175cm" svg:y="4.914cm" presentation:class="outline">
          <draw:text-box>
            <text:list text:style-name="L3">
              <text:list-item>
                <text:p>Calulation Model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3.424cm" svg:height="3.256cm" svg:x="3.175cm" svg:y="0.962cm" presentation:class="title">
          <draw:text-box>
            <text:p>Demonstration</text:p>
          </draw:text-box>
        </draw:frame>
        <draw:frame presentation:style-name="pr7" draw:layer="layout" svg:width="23.424cm" svg:height="13.609cm" svg:x="4.576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style="rotate" draw:fontwork-distance="0cm" draw:fontwork-start="0cm" draw:fontwork-mirror="false" draw:fontwork-shadow="slant" draw:fontwork-shadow-offset-x="0.254cm" draw:fontwork-shadow-offset-y="0.508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cccccc" fo:font-size="22pt" fo:font-weight="bold" style:font-size-asian="22pt" style:font-weight-asian="bold" style:font-size-complex="22pt" style:font-weight-complex="bold"/>
    </style:style>
    <style:style style:name="MP5" style:family="paragraph">
      <style:text-properties fo:color="#cccccc" fo:font-size="22pt" style:font-size-asian="22pt" style:font-size-complex="22pt"/>
    </style:style>
    <style:style style:name="MT1" style:family="text">
      <style:text-properties fo:color="#cccccc" fo:font-size="22pt" fo:font-weight="bold" style:font-size-asian="22pt" style:font-weight-asian="bold" style:font-size-complex="22pt" style:font-weight-complex="bold"/>
    </style:style>
    <style:style style:name="MT2" style:family="text">
      <style:text-properties fo:color="#ccccc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3.424cm" svg:height="3.506cm" svg:x="3.175cm" svg:y="0.837cm" presentation:class="title" presentation:placeholder="true">
        <draw:text-box/>
      </draw:frame>
      <draw:frame presentation:style-name="Default-outline1" draw:layer="backgroundobjects" svg:width="23.424cm" svg:height="13.859cm" svg:x="3.175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8.519cm" svg:height="1.119cm" draw:transform="rotate (1.5707963267946) translate (0.036cm 21cm)">
        <draw:text-box>
          <text:p text:style-name="MP4"><text:span text:style-name="MT1">SCS </text:span><text:span text:style-name="MT1"><text:tab/></text:span><text:span text:style-name="MT1"><text:tab/></text:span><text:span text:style-name="MT1">Insulin Pump Project</text:span><text:span text:style-name="MT1"><text:tab/></text:span><text:span text:style-name="MT1"><text:tab/></text:span><text:span text:style-name="MT1">Group One</text:span></text:p>
        </draw:text-box>
      </draw:frame>
      <draw:frame draw:style-name="Mgr4" draw:text-style-name="MP5" draw:layer="backgroundobjects" svg:width="6.763cm" svg:height="1.119cm" svg:x="1.27cm" svg:y="0cm">
        <draw:text-box>
          <text:p text:style-name="MP5"><text:span text:style-name="MT2">Final Presentation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29T15:52:09</meta:creation-date>
    <meta:editing-duration>PT00H10M46S</meta:editing-duration>
    <meta:editing-cycles>2</meta:editing-cycles>
    <dc:date>2009-01-29T16:34:28</dc:date>
    <meta:document-statistic meta:object-count="62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